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7.5618in"/>
    </style:style>
    <style:style style:name="co7" style:family="table-column">
      <style:table-column-properties fo:break-before="auto" style:column-width="19.9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-learning-behavio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_egg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500000" calcext:value-type="float">
            <text:p>1500000</text:p>
          </table:table-cell>
          <table:table-cell/>
          <table:table-cell office:value-type="float" office:value="6800000" calcext:value-type="float">
            <text:p>6800000</text:p>
          </table:table-cell>
          <table:table-cell office:value-type="string" calcext:value-type="string">
            <text:p>total yearly servings of egg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dairy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730000" calcext:value-type="float">
            <text:p>730000</text:p>
          </table:table-cell>
          <table:table-cell/>
          <table:table-cell office:value-type="float" office:value="3300000" calcext:value-type="float">
            <text:p>3300000</text:p>
          </table:table-cell>
          <table:table-cell office:value-type="string" calcext:value-type="string">
            <text:p>total yearly servings of dairy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sandwich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500000" calcext:value-type="float">
            <text:p>1500000</text:p>
          </table:table-cell>
          <table:table-cell/>
          <table:table-cell office:value-type="float" office:value="6500000" calcext:value-type="float">
            <text:p>6500000</text:p>
          </table:table-cell>
          <table:table-cell office:value-type="string" calcext:value-type="string">
            <text:p>total yearly servings of sandwich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vegetable_mushroom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1700000" calcext:value-type="float">
            <text:p>1700000</text:p>
          </table:table-cell>
          <table:table-cell office:value-type="string" calcext:value-type="string">
            <text:p>total yearly servings of vegetable/mushroom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bean_nut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60000" calcext:value-type="float">
            <text:p>560000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string" calcext:value-type="string">
            <text:p>total yearly servings of bean/nut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fruit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60000" calcext:value-type="float">
            <text:p>560000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string" calcext:value-type="string">
            <text:p>total yearly servings of fruit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sports_drink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360000" calcext:value-type="float">
            <text:p>360000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string" calcext:value-type="string">
            <text:p>total yearly servings of sports drink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chicken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string" calcext:value-type="string">
            <text:p>total yearly servings of chicken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pork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total yearly servings of pork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beef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string" calcext:value-type="string">
            <text:p>total yearly servings of beef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fish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total yearly servings of fish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prawn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total yearly servings of prawn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rice_noodle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300000" calcext:value-type="float">
            <text:p>1300000</text:p>
          </table:table-cell>
          <table:table-cell/>
          <table:table-cell office:value-type="float" office:value="3900000" calcext:value-type="float">
            <text:p>3900000</text:p>
          </table:table-cell>
          <table:table-cell office:value-type="string" calcext:value-type="string">
            <text:p>total yearly servings of rice/noodle provided for all athletes (serve)</text:p>
          </table:table-cell>
          <table:table-cell/>
        </table:table-row>
        <table:table-row table:style-name="ro1">
          <table:table-cell office:value-type="string" calcext:value-type="string">
            <text:p>total_fat_oil_serving_per_year_all_athletes</text:p>
          </table:table-cell>
          <table:table-cell office:value-type="string" calcext:value-type="string">
            <text:p>norm</text:p>
          </table:table-cell>
          <table:table-cell office:value-type="float" office:value="-5500000" calcext:value-type="float">
            <text:p>-5500000</text:p>
          </table:table-cell>
          <table:table-cell/>
          <table:table-cell office:value-type="float" office:value="4300000" calcext:value-type="float">
            <text:p>4300000</text:p>
          </table:table-cell>
          <table:table-cell office:value-type="string" calcext:value-type="string">
            <text:p>total yearly servings of fat/oil provided or reduced for all athletes (serve)</text:p>
          </table:table-cell>
          <table:table-cell office:value-type="string" calcext:value-type="string">
            <text:p>Here got negative lower end because some food have high fat content. In that case need to cut down the fat/oil serving. This can be avoided if I don?t group foods together and assign different frequency for high fat food items. But that will need more coding and calculation- I don?t intend to go that detail for an exercise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_prawn_serving_per_year_per_person</text:p>
          </table:table-cell>
          <table:table-cell office:value-type="string" calcext:value-type="string">
            <text:p>posnorm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total yearly servings of prawn provided per athlete (serve)</text:p>
          </table:table-cell>
          <table:table-cell/>
        </table:table-row>
        <table:table-row table:style-name="ro1">
          <table:table-cell office:value-type="string" calcext:value-type="string">
            <text:p>total_beef_serving_per_year_per_person</text:p>
          </table:table-cell>
          <table:table-cell office:value-type="string" calcext:value-type="string">
            <text:p>posnorm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total yearly servings of beef provided per athlete (serve)</text:p>
          </table:table-cell>
          <table:table-cell/>
        </table:table-row>
        <table:table-row table:style-name="ro1">
          <table:table-cell office:value-type="string" calcext:value-type="string">
            <text:p>total_pork_serving_per_year_per_person</text:p>
          </table:table-cell>
          <table:table-cell office:value-type="string" calcext:value-type="string">
            <text:p>posnorm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total yearly servings of pork provided per athlete (serve)</text:p>
          </table:table-cell>
          <table:table-cell/>
        </table:table-row>
        <table:table-row table:style-name="ro1">
          <table:table-cell office:value-type="string" calcext:value-type="string">
            <text:p>total_dairy_serving_per_year_per_person</text:p>
          </table:table-cell>
          <table:table-cell office:value-type="string" calcext:value-type="string">
            <text:p>posnorm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total yearly servings of dairy provided per athlete (serve)</text:p>
          </table:table-cell>
          <table:table-cell/>
        </table:table-row>
        <table:table-row table:style-name="ro1">
          <table:table-cell office:value-type="string" calcext:value-type="string">
            <text:p>total_egg_serving_per_year_per_person</text:p>
          </table:table-cell>
          <table:table-cell office:value-type="string" calcext:value-type="string">
            <text:p>posnorm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total yearly servings of egg provided per athlete (serve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ior_knowledge_ch_1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string" calcext:value-type="string">
            <text:p>chance of all athletes having good prior knowledge of chapter 1 content (%)</text:p>
          </table:table-cell>
          <table:table-cell/>
        </table:table-row>
        <table:table-row table:style-name="ro1">
          <table:table-cell office:value-type="string" calcext:value-type="string">
            <text:p>prior_knowledge_ch_2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chance of all athletes having good prior knowledge of chapter 2 content (%)</text:p>
          </table:table-cell>
          <table:table-cell/>
        </table:table-row>
        <table:table-row table:style-name="ro1">
          <table:table-cell office:value-type="string" calcext:value-type="string">
            <text:p>prior_knowledge_ch_3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hance of all athletes having good prior knowledge of chapter 3 content (%)</text:p>
          </table:table-cell>
          <table:table-cell/>
        </table:table-row>
        <table:table-row table:style-name="ro1">
          <table:table-cell office:value-type="string" calcext:value-type="string">
            <text:p>prior_knowledge_ch_4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hance of all athletes having good prior knowledge of chapter 4 content (%)</text:p>
          </table:table-cell>
          <table:table-cell/>
        </table:table-row>
        <table:table-row table:style-name="ro1">
          <table:table-cell office:value-type="string" calcext:value-type="string">
            <text:p>weight_contribution_ch_1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importance of having prior knowledge of ch1 to successful training (%)</text:p>
          </table:table-cell>
          <table:table-cell/>
        </table:table-row>
        <table:table-row table:style-name="ro1">
          <table:table-cell office:value-type="string" calcext:value-type="string">
            <text:p>weight_contribution_ch_2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importance of having prior knowledge of ch2 to successful training (%)</text:p>
          </table:table-cell>
          <table:table-cell/>
        </table:table-row>
        <table:table-row table:style-name="ro1">
          <table:table-cell office:value-type="string" calcext:value-type="string">
            <text:p>weight_contribution_ch_3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prior knowledge of ch3 to successful training (%)</text:p>
          </table:table-cell>
          <table:table-cell/>
        </table:table-row>
        <table:table-row table:style-name="ro1">
          <table:table-cell office:value-type="string" calcext:value-type="string">
            <text:p>weight_contribution_ch_4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prior knowledge of ch4 to successful training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learning_hour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training held at appropriate time and duration (%)</text:p>
          </table:table-cell>
          <table:table-cell/>
        </table:table-row>
        <table:table-row table:style-name="ro1">
          <table:table-cell office:value-type="string" calcext:value-type="string">
            <text:p>weight_learning_hour_to_interest_in_class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good learning hour to the successful training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learning_material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good learning material for class (notes, visual aid, etc) (%)</text:p>
          </table:table-cell>
          <table:table-cell/>
        </table:table-row>
        <table:table-row table:style-name="ro1">
          <table:table-cell office:value-type="string" calcext:value-type="string">
            <text:p>weight_learning_material_to_interest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having good learning material to interest in learning (%)</text:p>
          </table:table-cell>
          <table:table-cell office:value-type="string" calcext:value-type="string">
            <text:p>here interest can be merely enjoy learning</text:p>
          </table:table-cell>
        </table:table-row>
        <table:table-row table:style-name="ro1">
          <table:table-cell office:value-type="string" calcext:value-type="string">
            <text:p>weight_learning_material_to_motivation_inter_one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good learning material to motivation in learning for intervention 1 (%)</text:p>
          </table:table-cell>
          <table:table-cell office:value-type="string" calcext:value-type="string">
            <text:p>here motivation can be expressed as interest in learning with intention to apply or with expectation for benefits</text:p>
          </table:table-cell>
        </table:table-row>
        <table:table-row table:style-name="ro1">
          <table:table-cell office:value-type="string" calcext:value-type="string">
            <text:p>weight_learning_material_to_motivation_inter_two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good learning material to motivation in learning for intervention 2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trainer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a good trainer (%)</text:p>
          </table:table-cell>
          <table:table-cell/>
        </table:table-row>
        <table:table-row table:style-name="ro1">
          <table:table-cell office:value-type="string" calcext:value-type="string">
            <text:p>weight_good_trainer_to_interest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trainer in boosting athletes? interest <text:s/>(%)</text:p>
          </table:table-cell>
          <table:table-cell/>
        </table:table-row>
        <table:table-row table:style-name="ro1">
          <table:table-cell office:value-type="string" calcext:value-type="string">
            <text:p>weight_good_trainer_to_motiva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trainer in boosting athletes? motivation for intervention one <text:s/>(%)</text:p>
          </table:table-cell>
          <table:table-cell/>
        </table:table-row>
        <table:table-row table:style-name="ro1">
          <table:table-cell office:value-type="string" calcext:value-type="string">
            <text:p>weight_good_trainer_to_motivation_inter_two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 importance of having a good trainer in boosting athletes? motivation for intervention two <text:s/>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1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having a good trainer in athletes successfully learning chapter 1 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2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trainer in athletes successfully learning chapter 2 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3</text:p>
          </table:table-cell>
          <table:table-cell office:value-type="string" calcext:value-type="string">
            <text:p>tnorm_0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a good trainer in athletes successfully learning chapter 3 (%)</text:p>
          </table:table-cell>
          <table:table-cell/>
        </table:table-row>
        <table:table-row table:style-name="ro1">
          <table:table-cell office:value-type="string" calcext:value-type="string">
            <text:p>weight_good_trainer_to_successful_ch4</text:p>
          </table:table-cell>
          <table:table-cell office:value-type="string" calcext:value-type="string">
            <text:p>tnorm_0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a good trainer in athletes successfully learning chapter 4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of_good_facility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good facility in training avenue (%)</text:p>
          </table:table-cell>
          <table:table-cell/>
        </table:table-row>
        <table:table-row table:style-name="ro1">
          <table:table-cell office:value-type="string" calcext:value-type="string">
            <text:p>weight_good_facility_to_motivation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ercent importance of having good facility to boost athletes? motivation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athletes_understand_nutrition_importanc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understanding the importance of nutrition in sports (%)</text:p>
          </table:table-cell>
          <table:table-cell/>
        </table:table-row>
        <table:table-row table:style-name="ro1">
          <table:table-cell office:value-type="string" calcext:value-type="string">
            <text:p>weight_understand_nutrition_importance_to_motiva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having motivation conditional on understanding importance of nutrition (%)</text:p>
          </table:table-cell>
          <table:table-cell/>
        </table:table-row>
        <table:table-row table:style-name="ro1">
          <table:table-cell office:value-type="string" calcext:value-type="string">
            <text:p>weight_understand_nutrition_importance_to_persistenc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persistent in learning difficult material conditional on understanding importance of nutrition (%)</text:p>
          </table:table-cell>
          <table:table-cell/>
        </table:table-row>
        <table:table-row table:style-name="ro1">
          <table:table-cell office:value-type="string" calcext:value-type="string">
            <text:p>weight_understand_nutrition_importance_to_interest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maintaining interest conditional on understanding importance of nutrition (%)</text:p>
          </table:table-cell>
          <table:table-cell/>
        </table:table-row>
        <table:table-row table:style-name="ro1">
          <table:table-cell office:value-type="string" calcext:value-type="string">
            <text:p>weight_motivation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motivation to successful learning outcome (%)</text:p>
          </table:table-cell>
          <table:table-cell/>
        </table:table-row>
        <table:table-row table:style-name="ro1">
          <table:table-cell office:value-type="string" calcext:value-type="string">
            <text:p>weight_persistence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persistence to successful learning outcome (%)</text:p>
          </table:table-cell>
          <table:table-cell/>
        </table:table-row>
        <table:table-row table:style-name="ro1">
          <table:table-cell office:value-type="string" calcext:value-type="string">
            <text:p>weight_interest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interest to successful learning outcome (%)</text:p>
          </table:table-cell>
          <table:table-cell/>
        </table:table-row>
        <table:table-row table:style-name="ro1">
          <table:table-cell office:value-type="string" calcext:value-type="string">
            <text:p>weight_knowledge_to_learning_success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knowledge to successful learning outcome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ght_understand_importance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understanding the importance of nutrition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motivation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having motivation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persistence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persistence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interest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interest to maintain good nutrition habits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learning_outcome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good learning outcome to maintain good nutrition habits for intervention one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ght_understand_importance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understanding the importance of nutrition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motivation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having motivation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interest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 importance of having interest to maintain good nutrition habits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learning_outcome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good learning outcome to maintain good nutrition habits for intervention two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nutritionist_inter_one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a good nutritionist for intervention one (%)</text:p>
          </table:table-cell>
          <table:table-cell/>
        </table:table-row>
        <table:table-row table:style-name="ro1">
          <table:table-cell office:value-type="string" calcext:value-type="string">
            <text:p>chance_good_nutrition_team_inter_two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a good nutrition team for intervention two (%)</text:p>
          </table:table-cell>
          <table:table-cell/>
        </table:table-row>
        <table:table-row table:style-name="ro1">
          <table:table-cell office:value-type="string" calcext:value-type="string">
            <text:p>weight_good_nutritionist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nutritionist to maintain good nutrition in athletes (%)</text:p>
          </table:table-cell>
          <table:table-cell/>
        </table:table-row>
        <table:table-row table:style-name="ro1">
          <table:table-cell office:value-type="string" calcext:value-type="string">
            <text:p>weight_good_nutrition_team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a good nutrition team to maintain good nutrition in athletes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support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ongoing good support to maintain good nutrition in athletes (%)</text:p>
          </table:table-cell>
          <table:table-cell/>
        </table:table-row>
        <table:table-row table:style-name="ro1">
          <table:table-cell office:value-type="string" calcext:value-type="string">
            <text:p>weight_good_support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support to maintain good nutrition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good_support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having good support to maintain good nutrition for intervention two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kitchen_staff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having good kitchen staff (%)</text:p>
          </table:table-cell>
          <table:table-cell/>
        </table:table-row>
        <table:table-row table:style-name="ro1">
          <table:table-cell office:value-type="string" calcext:value-type="string">
            <text:p>chance_regular_audit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having regular food safety audits (%)</text:p>
          </table:table-cell>
          <table:table-cell/>
        </table:table-row>
        <table:table-row table:style-name="ro1">
          <table:table-cell office:value-type="string" calcext:value-type="string">
            <text:p>weight_good_kitchen_staff_to_good_food_safety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kitchen staff to good food safety (%)</text:p>
          </table:table-cell>
          <table:table-cell/>
        </table:table-row>
        <table:table-row table:style-name="ro1">
          <table:table-cell office:value-type="string" calcext:value-type="string">
            <text:p>weight_regular_audit_to_good_food_safety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having regular audits to good food safety (%)</text:p>
          </table:table-cell>
          <table:table-cell/>
        </table:table-row>
        <table:table-row table:style-name="ro1">
          <table:table-cell office:value-type="string" calcext:value-type="string">
            <text:p>chance_tasty_food_conditional_on_good_kitchen_staff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chance of providing delicious food conditional on having good kitchen staff (%)</text:p>
          </table:table-cell>
          <table:table-cell/>
        </table:table-row>
        <table:table-row table:style-name="ro1">
          <table:table-cell office:value-type="string" calcext:value-type="string">
            <text:p>weight_good_food_safety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good food safety to maintain good nutrition (%)</text:p>
          </table:table-cell>
          <table:table-cell/>
        </table:table-row>
        <table:table-row table:style-name="ro1">
          <table:table-cell office:value-type="string" calcext:value-type="string">
            <text:p>weight_tasty_food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providing delicious food to maintain good nutrition (%)</text:p>
          </table:table-cell>
          <table:table-cell/>
        </table:table-row>
        <table:table-row table:style-name="ro1">
          <table:table-cell office:value-type="string" calcext:value-type="string">
            <text:p>weight_good_kitchen_staff_to_maintain_good_nutrition_inter_one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cent importance of having good kitchen staff to maintain good nutrition for intervention one (%)</text:p>
          </table:table-cell>
          <table:table-cell/>
        </table:table-row>
        <table:table-row table:style-name="ro1">
          <table:table-cell office:value-type="string" calcext:value-type="string">
            <text:p>weight_good_kitchen_staff_to_maintain_good_nutrition_inter_two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having good kitchen staff to maintain good nutrition for intervention two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athletes_good_health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in good health (%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eight_good_health_to_maintain_good_nutrition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being in good health to maintain good nutrition (%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_main_meals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800000" calcext:value-type="float">
            <text:p>800000</text:p>
          </table:table-cell>
          <table:table-cell/>
          <table:table-cell office:value-type="float" office:value="1700000" calcext:value-type="float">
            <text:p>1700000</text:p>
          </table:table-cell>
          <table:table-cell office:value-type="string" calcext:value-type="string">
            <text:p>total yearly number of main meals provided for all athletes</text:p>
          </table:table-cell>
          <table:table-cell/>
        </table:table-row>
        <table:table-row table:style-name="ro1">
          <table:table-cell office:value-type="string" calcext:value-type="string">
            <text:p>total_snack_time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string" calcext:value-type="string">
            <text:p>total yearly number of snacks provided for all athlet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k_restriction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robability of not eating pork (%)</text:p>
          </table:table-cell>
          <table:table-cell/>
        </table:table-row>
        <table:table-row table:style-name="ro1">
          <table:table-cell office:value-type="string" calcext:value-type="string">
            <text:p>beef_restriction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robability of not eating beef (%)</text:p>
          </table:table-cell>
          <table:table-cell/>
        </table:table-row>
        <table:table-row table:style-name="ro1">
          <table:table-cell office:value-type="string" calcext:value-type="string">
            <text:p>prawn_restriction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robability of not eating shellfish (%)</text:p>
          </table:table-cell>
          <table:table-cell/>
        </table:table-row>
        <table:table-row table:style-name="ro1">
          <table:table-cell office:value-type="string" calcext:value-type="string">
            <text:p>egg_restriction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robability of not eating egg (%)</text:p>
          </table:table-cell>
          <table:table-cell/>
        </table:table-row>
        <table:table-row table:style-name="ro1">
          <table:table-cell office:value-type="string" calcext:value-type="string">
            <text:p>dairy_restriction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robability of not eating dairy (%)</text:p>
          </table:table-cell>
          <table:table-cell/>
        </table:table-row>
        <table:table-row table:style-name="ro1">
          <table:table-cell office:value-type="string" calcext:value-type="string">
            <text:p>percent_athlete_with_dietary_restriction</text:p>
          </table:table-cell>
          <table:table-cell office:value-type="string" calcext:value-type="string">
            <text:p>tnorm_0_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of athletes with dietary restriction (%)</text:p>
          </table:table-cell>
          <table:table-cell/>
        </table:table-row>
        <table:table-row table:style-name="ro1">
          <table:table-cell office:value-type="string" calcext:value-type="string">
            <text:p>number_athlete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total number of football players per yea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good_water_intake_current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athletes having good water intake currently (%)</text:p>
          </table:table-cell>
          <table:table-cell/>
        </table:table-row>
        <table:table-row table:style-name="ro1">
          <table:table-cell office:value-type="string" calcext:value-type="string">
            <text:p>weight_current_good_water_intake_to_maintain_good_water_intak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current good water intake to maintain good water intake (%)</text:p>
          </table:table-cell>
          <table:table-cell/>
        </table:table-row>
        <table:table-row table:style-name="ro1">
          <table:table-cell office:value-type="string" calcext:value-type="string">
            <text:p>weight_good_learning_outcome_to_maintain_good_water_intake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ercent importance of good learning outcome to maintain good water intake (%)</text:p>
          </table:table-cell>
          <table:table-cell/>
        </table:table-row>
        <table:table-row table:style-name="ro1">
          <table:table-cell office:value-type="string" calcext:value-type="string">
            <text:p>weight_maintain_good_nutrition_to_maintain_good_water_intake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percent importance of maintaining good nutrition to maintain good water intake (%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ce_bad_rest_conditional_on_personal_problem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chance of not getting enough rest in athletes with personal problems (%)</text:p>
          </table:table-cell>
          <table:table-cell/>
        </table:table-row>
        <table:table-row table:style-name="ro1">
          <table:table-cell office:value-type="string" calcext:value-type="string">
            <text:p>chance_good_rest_in_athletes_without_personal_problem</text:p>
          </table:table-cell>
          <table:table-cell office:value-type="string" calcext:value-type="string">
            <text:p>tnorm_0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hance of getting good rest in athletes without personal problems (%)</text:p>
          </table:table-cell>
          <table:table-cell/>
        </table:table-row>
        <table:table-row table:style-name="ro1">
          <table:table-cell office:value-type="string" calcext:value-type="string">
            <text:p>weight_maintain_good_nutrition_to_reduce_tiredness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maintaining good nutrition to reduce the negative effects of bad rest (%)</text:p>
          </table:table-cell>
          <table:table-cell/>
        </table:table-row>
        <table:table-row table:style-name="ro1">
          <table:table-cell office:value-type="string" calcext:value-type="string">
            <text:p>weight_maintain_good_water_intake_to_reduce_tiredness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ercent importance of maintaining good water intake to reduce the negative effects of bad rest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08:15:03.954364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4-17T11:32:03.893536048</dc:date>
    <meta:editing-duration>PT25M21S</meta:editing-duration>
    <meta:editing-cycles>1</meta:editing-cycles>
    <meta:document-statistic meta:table-count="1" meta:cell-count="495" meta:object-count="0"/>
  </office:meta>
</office:document-meta>
</file>